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578in"/>
    </style:style>
    <style:style style:name="co6" style:family="table-column">
      <style:table-column-properties fo:break-before="auto" style:column-width="1.3366in"/>
    </style:style>
    <style:style style:name="co7" style:family="table-column">
      <style:table-column-properties fo:break-before="auto" style:column-width="1.2571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cratchpad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ElementItem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lementType</text:p>
          </table:table-cell>
          <table:table-cell office:value-type="string" calcext:value-type="string">
            <text:p>OpenDocumentElementTypeEnum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deTyp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PropertyCollection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iginalContent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</table:table>
      <table:table table:name="OdtDocumentItem" table:style-name="ta1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ourceFile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meTyp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Text</text:p>
          </table:table-cell>
          <table:table-cell office:value-type="string" calcext:value-type="string">
            <text:p>bool</text:p>
          </table:table-cell>
          <table:table-cell table:style-name="ce1" table:formula="of:=&quot;false&quot;" office:value-type="string" office:string-value="false" calcext:value-type="string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SoftPageBreaks</text:p>
          </table:table-cell>
          <table:table-cell office:value-type="string" calcext:value-type="string">
            <text:p>bool</text:p>
          </table:table-cell>
          <table:table-cell table:style-name="ce1" table:formula="of:=&quot;true&quot;" office:value-type="string" office:string-value="true" calcext:value-type="string">
            <text:p>tru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ontFace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utoPageStyle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toBaseStyle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sterStyle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aseStyle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lementCollec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ontentData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ylesData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ettingsData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</table:table>
      <table:table table:name="PropertyItem" table:style-name="ta1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3:28:08.30804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10:39:02.949755400</meta:creation-date>
    <dc:title>MyCalcTemplate</dc:title>
    <meta:editing-duration>PT11H51M41S</meta:editing-duration>
    <meta:editing-cycles>83</meta:editing-cycles>
    <meta:generator>LibreOffice/25.8.4.2$Windows_X86_64 LibreOffice_project/290daaa01b999472f0c7a3890eb6a550fd74c6df</meta:generator>
    <meta:initial-creator>Daniel Patterson, MCSD</meta:initial-creator>
    <dc:date>2026-02-24T13:49:59.839807700</dc:date>
    <dc:creator>Daniel Patterson, MCSD</dc:creator>
    <meta:document-statistic meta:table-count="4" meta:cell-count="81" meta:object-count="0"/>
    <meta:template xlink:type="simple" xlink:actuate="onRequest" xlink:title="MyCalcTemplate" xlink:href="../../../../../../../Users/Daniel/AppData/Roaming/LibreOffice/4/user/template/MyCalcTemplate.ots" meta:date="2026-02-15T10:39:02.551950000"/>
  </office:meta>
</office:document-meta>
</file>